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31_20-39-09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01_00-58-10_000.jpg</text:p>
          </table:table-cell>
          <table:table-cell table:style-name="ce12" office:value-type="string">
            <text:p>:m #*# RES / JVEMV6 64#140-7.2 / 『煙草問屋扱方一件他』 / w=日数聊かに候～相噤申候 / p.~ / topic=~,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#*# RES / JVEMV6 64#140-7.2 / 『煙草問屋扱方一件他』 / w=日数聊かに候～相噤申候 / p.~ / topic=~,other=~">
            <text:p>:m #*# RES / JVEMV6 64#140-7.2 / 『煙草問屋扱方一件他』 / w=日数聊かに候～相噤申候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01_02-03-44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01_02-03-52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01_11-56-41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01_11-56-54_000.jpg</text:p>
          </table:table-cell>
          <table:table-cell table:style-name="ce19" office:value-type="string">
            <text:p>:m :th / topic=関、高野長英たちについて / content=関孝和、高野長英。もし今日の教材に触れることができたなら、とっくに、学び取りを始めていただろう。 / lang=ja || :m :th / topic=縦書きについて / content=縦書き。気持ちいい。 / lang=ja || :tome/ (lang=ja) / topic=リコーダー、クラリネットと、篠笛 / content=リコーダー演奏。結構だ。しかし、篠笛がありながら、なぜわざわざ、クラリネットを始めるのだ？ || :m :lets / action activity / やること / genre=古文書：土佐日記 / content=土佐日記。写本と、活字本。対照読み、始めよう。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:th / topic=関、高野長英たちについて / content=関孝和、高野長英。もし今日の教材に触れることができたなら、とっくに、学び取りを始めていただろう。 / lang=ja || :m :th / topic=縦書きについて / content=縦書き。気持ちいい。 / lang=ja || :tome/ (lang=ja) / topic=リコーダー、クラリネットと、篠笛 / content=リコーダー演奏。結構だ。しかし、篠笛がありながら、なぜわざわざ、クラリネットを始めるのだ？ || :m :lets / action activity / やること / genre=古文書：土佐日記 / content=土佐日記。写本と、活字本。対照読み、始めよう。">
            <text:p>:m :th / topic=関、高野長英たちについて / content=関孝和、高野長英。もし今日の教材に触れることができたなら、とっくに、学び取りを始めていただろう。 / lang=ja || :m :th / topic=縦書きについて / content=縦書き。気持ちいい。 / lang=ja || :tome/ (lang=ja) / topic=リコーダー、クラリネットと、篠笛 / content=リコーダー演奏。結構だ。しかし、篠笛がありながら、なぜわざわざ、クラリネットを始めるのだ？ || :m :lets / action activity / やること / genre=古文書：土佐日記 / content=土佐日記。写本と、活字本。対照読み、始めよう。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01_13-14-31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01_16-13-45_000.jpg</text:p>
          </table:table-cell>
          <table:table-cell table:style-name="ce19" office:value-type="string">
            <text:p>:m RES 1*1 / free# JVEMV6 68#_144:1 / 68. theoretical-physics(tp) / w=~,topics=微分方程式(eman),other=calc+,s=~,i=~,doc=r-9-1~9.1#8;r-9-1~10.1;r-9-1~10.2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1*1 / free# JVEMV6 68#_144:1 / 68. theoretical-physics(tp) / w=~,topics=微分方程式(eman),other=calc+,s=~,i=~,doc=r-9-1~9.1#8;r-9-1~10.1;r-9-1~10.2">
            <text:p>:m RES 1*1 / free# JVEMV6 68#_144:1 / 68. theoretical-physics(tp) / w=~,topics=微分方程式(eman),other=calc+,s=~,i=~,doc=r-9-1~9.1#8;r-9-1~10.1;r-9-1~10.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2-01-01_17-57-36_000.jpg</text:p>
          </table:table-cell>
          <table:table-cell table:style-name="ce12" office:value-type="string">
            <text:p>:m 1*2 RES / JVEMV6 64#140-7.2 / 『煙草問屋扱方一件他』 / w=問屋口銭之義～至元取問屋 / p.~ / 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1*2 RES / JVEMV6 64#140-7.2 / 『煙草問屋扱方一件他』 / w=問屋口銭之義～至元取問屋 / p.~ / topic=~,other=~">
            <text:p>:m 1*2 RES / JVEMV6 64#140-7.2 / 『煙草問屋扱方一件他』 / w=問屋口銭之義～至元取問屋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01_17-57-58_000.jpg</text:p>
          </table:table-cell>
          <table:table-cell table:style-name="ce12" office:value-type="string">
            <text:p>:m 2*2 RES / JVEMV6 64#140-7.2 / 『煙草問屋扱方一件他』 / w=田村源蔵戸村～弐歩七厘 / p.~ / 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2*2 RES / JVEMV6 64#140-7.2 / 『煙草問屋扱方一件他』 / w=田村源蔵戸村～弐歩七厘 / p.~ / topic=~,other=~">
            <text:p>:m 2*2 RES / JVEMV6 64#140-7.2 / 『煙草問屋扱方一件他』 / w=田村源蔵戸村～弐歩七厘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1-01_17-58-21_000.jpg</text:p>
          </table:table-cell>
          <table:table-cell table:style-name="ce19" office:value-type="string">
            <text:p>:m #*# RES / JVEMV6 64#140-7.2 / 『煙草問屋扱方一件他』 / w=~ / p.2 / topic=問屋。口銭：２分３厘,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#*# RES / JVEMV6 64#140-7.2 / 『煙草問屋扱方一件他』 / w=~ / p.2 / topic=問屋。口銭：２分３厘,other=~">
            <text:p>:m #*# RES / JVEMV6 64#140-7.2 / 『煙草問屋扱方一件他』 / w=~ / p.2 / topic=問屋。口銭：２分３厘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1-01_20-58-23_000.jpg</text:p>
          </table:table-cell>
          <table:table-cell table:style-name="ce19" office:value-type="string">
            <text:p><text:s/>:m 食べた物 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01_18-15-12_000.mp4</text:p>
          </table:table-cell>
          <table:table-cell table:style-name="ce9" office:value-type="string">
            <text:p>:VIDEO / @自室 / 記録 / jap.flute / 演奏、play / R=1 / todays-melody,genr=~,for=~,Re+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VIDEO / @自室 / 記録 / jap.flute / 演奏、play / R=1 / todays-melody,genr=~,for=~,Re+">
            <text:p>:VIDEO / @自室 / 記録 / jap.flute / 演奏、play / R=1 / todays-melody,genr=~,for=~,Re+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0]" office:value-type="string" office:string-value="N-35-35-28.683471 E-139-34-49.324951">
            <text:p>N-35-35-28.683471 E-139-34-49.324951</text:p>
          </table:table-cell>
          <table:table-cell table:style-name="ce5" office:value-type="string">
            <text:p>N-35-35-28.683471 E-139-34-49.324951</text:p>
          </table:table-cell>
          <table:table-cell table:style-name="ce40" table:formula="of:=IF([.E30]=&quot;&quot;;[.C30];CONCATENATE([.C30];&quot; / &quot;;[.E30]))" office:value-type="string" office:string-value=" / N-35-35-28.683471 E-139-34-49.324951">
            <text:p><text:s/>/ N-35-35-28.683471 E-139-34-49.3249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28.697204 E-139-34-50.039062">
            <text:p>N-35-35-28.697204 E-139-34-50.039062</text:p>
          </table:table-cell>
          <table:table-cell table:style-name="ce5" office:value-type="string">
            <text:p>N-35-35-28.697204 E-139-34-50.039062</text:p>
          </table:table-cell>
          <table:table-cell table:style-name="ce40" table:formula="of:=IF([.E31]=&quot;&quot;;[.C31];CONCATENATE([.C31];&quot; / &quot;;[.E31]))" office:value-type="string" office:string-value=" / N-35-35-28.697204 E-139-34-50.039062">
            <text:p><text:s/>/ N-35-35-28.697204 E-139-34-50.03906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2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2]=&quot;&quot;;[.C32];CONCATENATE([.C32];&quot; / &quot;;[.E32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3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3]=&quot;&quot;;[.C33];CONCATENATE([.C33];&quot; / &quot;;[.E33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697204 E-139-34-49.270019</text:p>
          </table:table-cell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270019</text:p>
          </table:table-cell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/>
          <table:table-cell table:style-name="ce5" office:value-type="string">
            <text:p>N-35-35-28.669738 E-139-34-49.599609</text:p>
          </table:table-cell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 office:value-type="string">
            <text:p>N-35-35-28.642272 E-139-34-49.379882</text:p>
          </table:table-cell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324951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27001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 office:value-type="string">
            <text:p>N-35-35-28.642272 E-139-34-49.654541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2">2022/01/02</text:date>, <text:time>00:52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02T00:52:04.82</dc:date>
    <dc:creator>iwabuchi ken</dc:creator>
    <meta:editing-duration>P41DT14H2M40S</meta:editing-duration>
    <meta:editing-cycles>14135</meta:editing-cycles>
    <meta:document-statistic meta:table-count="1" meta:cell-count="456" meta:object-count="0"/>
    <meta:user-defined meta:name="qrichtext">1</meta:user-defined>
  </office:meta>
</office:document-meta>
</file>